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ckableStackTracesWhenFrameworkMisusedTest.shouldPointOutUnfinished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ckableStackTracesWhenFrameworkMisusedTest.shouldPointOutMisplaced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ckableStackTracesWhenFrameworkMisusedTest.shouldShowWhereIsUnfinishedVerifi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ickableStackTracesWhenFrameworkMisusedTest.unfinishedVerification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bleStackTracesWhenFrameworkMisusedTest.unfinishedStubbing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bleStackTracesWhenFrameworkMisusedTest.misplacedArgumentMatcher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ckableStackTracesWhenFrameworkMisusedTest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